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2866in" fo:break-before="auto" style:use-optimal-row-height="true"/>
    </style:style>
    <style:style style:name="ro3" style:family="table-row">
      <style:table-row-properties style:row-height="0.8681in" fo:break-before="auto" style:use-optimal-row-height="true"/>
    </style:style>
    <style:style style:name="ro4" style:family="table-row">
      <style:table-row-properties style:row-height="4.8193in" fo:break-before="auto" style:use-optimal-row-height="true"/>
    </style:style>
    <style:style style:name="ro5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4-12-04T13:45:05.14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Grammar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: 48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arsingRegression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1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(2040,93,&lt;73,0&gt;,&lt;76,1&gt;): FALSE IllegalArgument()test fails for arguments: scalar("th"(&lt;-867142210&gt;,0.40795372066147917))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2495,242,&lt;41,0&gt;,&lt;41,242&gt;): FALSE Internal compiler error: Instruction execution: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2265,229,&lt;40,0&gt;,&lt;40,22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2057,207,&lt;39,0&gt;,&lt;39,20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1849,207,&lt;38,0&gt;,&lt;38,20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1642,206,&lt;37,0&gt;,&lt;37,20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1082,112,&lt;32,0&gt;,&lt;32,11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742,62,&lt;29,0&gt;,&lt;29,6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616,60,&lt;25,0&gt;,&lt;25,6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555,60,&lt;24,0&gt;,&lt;24,6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496,58,&lt;23,0&gt;,&lt;23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(441,54,&lt;22,0&gt;,&lt;22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(336,78,&lt;17,0&gt;,&lt;17,7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(277,57,&lt;15,0&gt;,&lt;15,5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"ǻŎƆƂ㯫㑚",(),|tmp:///avn3|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202,79,&lt;51,0&gt;,&lt;51,79&gt;): FALSE "inferred types"test fails for arguments: {&lt;"5\t\t\t5",1270227743&gt;,&lt;"",964865050&gt;,&lt;"",-1797467711&gt;,&lt;"\u2002\u3000\u1680\u0085",1486105609&gt;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797 tests executed; 37 failed; 1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</text:p>
            <text:p>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</text:p>
            <text:p>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</text:p>
            <text:p>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</text:p>
            <text:p>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</text:p>
            <text:p>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</text:p>
            <text:p>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</text:p>
            <text:p>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</text:p>
            <text:p>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)[@loc=|file://-|(155,1,&lt;12,3&gt;</text:p>
            <text:p>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1,&lt;17,7&gt;,&lt;17,8&gt;)],appl(prod(le</text:p>
            <text:p>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&lt;19,1&gt;,&lt;19,2&gt;)],appl(prod(lex(</text:p>
            <text:p>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</text:p>
            <text:p>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&gt;,&lt;7,10&gt;)]])[@loc=|file://-|(0</text:p>
            <text:p>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Internal compiler error: Instruction execution: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Java("CompilerError","Internal compiler error: Undefined label FAIL_d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S RUN AT $2014-12-05T22:35:29.912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: 2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: 4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arsingRegression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{},605917237r909389718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807 tests executed; 27 failed; 1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</text:p>
            <text:p>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</text:p>
            <text:p>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</text:p>
            <text:p>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</text:p>
            <text:p>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</text:p>
            <text:p>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</text:p>
            <text:p>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</text:p>
            <text:p>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</text:p>
            <text:p>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)[@loc=|file://-|(155,1,&lt;12,3&gt;</text:p>
            <text:p>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1,&lt;17,7&gt;,&lt;17,8&gt;)],appl(prod(le</text:p>
            <text:p>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&lt;19,1&gt;,&lt;19,2&gt;)],appl(prod(lex(</text:p>
            <text:p>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</text:p>
            <text:p>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&gt;,&lt;7,10&gt;)]])[@loc=|file://-|(0</text:p>
            <text:p>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Java("CompilerError","Internal compiler error: Undefined label FAIL_d")</text:p>
          </table:table-cell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00:25:51.8208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06T08:40:41.938391000</dc:date>
    <meta:editing-duration>P30DT2H26M13S</meta:editing-duration>
    <meta:editing-cycles>100</meta:editing-cycles>
    <meta:generator>LibreOffice/4.3.3.2$MacOSX_X86_64 LibreOffice_project/9bb7eadab57b6755b1265afa86e04bf45fbfc644</meta:generator>
    <meta:document-statistic meta:table-count="5" meta:cell-count="634" meta:object-count="0"/>
  </office:meta>
</office:document-meta>
</file>